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6.994cm"/>
    </style:style>
    <style:style style:name="co4" style:family="table-column">
      <style:table-column-properties fo:break-before="auto" style:column-width="6.869cm"/>
    </style:style>
    <style:style style:name="co5" style:family="table-column">
      <style:table-column-properties fo:break-before="auto" style:column-width="7.30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4"/>
        <table:table-column table:style-name="co1" table:number-columns-repeated="1013" table:default-cell-style-name="ce1"/>
        <table:table-row table:style-name="ro1">
          <table:table-cell office:value-type="string" calcext:value-type="string" table:number-columns-spanned="3" table:number-rows-spanned="1">
            <text:p>EXECUÇÃO 1 (30/11/2023)</text:p>
          </table:table-cell>
          <table:covered-table-cell table:number-columns-repeated="2"/>
          <table:table-cell office:value-type="string" calcext:value-type="string">
            <text:p>Total de bytes enviados</text:p>
          </table:table-cell>
          <table:table-cell office:value-type="string" calcext:value-type="string">
            <text:p>Total de pacotes enviados</text:p>
          </table:table-cell>
          <table:table-cell office:value-type="string" calcext:value-type="string">
            <text:p>Total de bytes recebidos</text:p>
          </table:table-cell>
          <table:table-cell office:value-type="string" calcext:value-type="string">
            <text:p>Total de pacotes recebidos</text:p>
          </table:table-cell>
          <table:table-cell office:value-type="string" calcext:value-type="string">
            <text:p>Taxa de transferência (bits/s)</text:p>
          </table:table-cell>
          <table:table-cell office:value-type="string" calcext:value-type="string">
            <text:p>Taxa de transferência (pacotes/s)</text:p>
          </table:table-cell>
          <table:table-cell office:value-type="string" calcext:value-type="string">
            <text:p>Perda de pacotes</text:p>
          </table:table-cell>
          <table:table-cell office:value-type="string" calcext:value-type="string">
            <text:p>Percentual de perda de pacotes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TC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office:value-type="float" office:value="99863800" calcext:value-type="float">
            <text:p>99.863.800</text:p>
          </table:table-cell>
          <table:table-cell office:value-type="float" office:value="1997276" calcext:value-type="float">
            <text:p>1.997.276</text:p>
          </table:table-cell>
          <table:table-cell office:value-type="float" office:value="998639000" calcext:value-type="float">
            <text:p>998.639.000</text:p>
          </table:table-cell>
          <table:table-cell office:value-type="float" office:value="1997278" calcext:value-type="float">
            <text:p>1.997.278</text:p>
          </table:table-cell>
          <table:table-cell office:value-type="string" calcext:value-type="string">
            <text:p>399,456Mbits/s</text:p>
          </table:table-cell>
          <table:table-cell office:value-type="float" office:value="99863" calcext:value-type="float">
            <text:p>99.863</text:p>
          </table:table-cell>
          <table:table-cell table:formula="of:=[.E2]-[.G2]" office:value-type="float" office:value="-2" calcext:value-type="float">
            <text:p>-2</text:p>
          </table:table-cell>
          <table:table-cell table:formula="of:=1 - [.G2]/[.E2]" office:value-type="percentage" office:value="-0.00000100136385761118" calcext:value-type="percentage">
            <text:p>0,00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72050000" calcext:value-type="float">
            <text:p>72.050.000</text:p>
          </table:table-cell>
          <table:table-cell office:value-type="float" office:value="144100" calcext:value-type="float">
            <text:p>144.100</text:p>
          </table:table-cell>
          <table:table-cell office:value-type="float" office:value="73088500" calcext:value-type="float">
            <text:p>73.088.500</text:p>
          </table:table-cell>
          <table:table-cell office:value-type="float" office:value="146177" calcext:value-type="float">
            <text:p>146.177</text:p>
          </table:table-cell>
          <table:table-cell office:value-type="string" calcext:value-type="string">
            <text:p>28,820Mbits/s</text:p>
          </table:table-cell>
          <table:table-cell office:value-type="float" office:value="7205" calcext:value-type="float">
            <text:p>7.205</text:p>
          </table:table-cell>
          <table:table-cell table:formula="of:=[.E3]-[.G3]" office:value-type="float" office:value="-2077" calcext:value-type="float">
            <text:p>-2.077</text:p>
          </table:table-cell>
          <table:table-cell table:formula="of:=1 - [.G3]/[.E3]" office:value-type="percentage" office:value="-0.0144136016655101" calcext:value-type="percentage">
            <text:p>-1,44%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office:value-type="float" office:value="1690252000" calcext:value-type="float">
            <text:p>1.690.252.000</text:p>
          </table:table-cell>
          <table:table-cell office:value-type="float" office:value="3380504" calcext:value-type="float">
            <text:p>3.380.504</text:p>
          </table:table-cell>
          <table:table-cell office:value-type="float" office:value="1690252500" calcext:value-type="float">
            <text:p>1.690.252.500</text:p>
          </table:table-cell>
          <table:table-cell office:value-type="float" office:value="3380505" calcext:value-type="float">
            <text:p>3.380.505</text:p>
          </table:table-cell>
          <table:table-cell office:value-type="string" calcext:value-type="string">
            <text:p>676,101Mbits/s</text:p>
          </table:table-cell>
          <table:table-cell office:value-type="float" office:value="169025" calcext:value-type="float">
            <text:p>169.025</text:p>
          </table:table-cell>
          <table:table-cell table:formula="of:=[.E4]-[.G4]" office:value-type="float" office:value="-1" calcext:value-type="float">
            <text:p>-1</text:p>
          </table:table-cell>
          <table:table-cell table:formula="of:=1 - [.G4]/[.E4]" office:value-type="percentage" office:value="-0.00000029581387872568" calcext:value-type="percentage">
            <text:p>0,00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135812000" calcext:value-type="float">
            <text:p>135.812.000</text:p>
          </table:table-cell>
          <table:table-cell office:value-type="float" office:value="271624" calcext:value-type="float">
            <text:p>271.624</text:p>
          </table:table-cell>
          <table:table-cell office:value-type="float" office:value="136404000" calcext:value-type="float">
            <text:p>136.404.000</text:p>
          </table:table-cell>
          <table:table-cell office:value-type="float" office:value="272808" calcext:value-type="float">
            <text:p>272.808</text:p>
          </table:table-cell>
          <table:table-cell office:value-type="string" calcext:value-type="string">
            <text:p>54,325Mbits/s</text:p>
          </table:table-cell>
          <table:table-cell office:value-type="float" office:value="13581" calcext:value-type="float">
            <text:p>13.581</text:p>
          </table:table-cell>
          <table:table-cell table:formula="of:=[.E5]-[.G5]" office:value-type="float" office:value="-1184" calcext:value-type="float">
            <text:p>-1.184</text:p>
          </table:table-cell>
          <table:table-cell table:formula="of:=1 - [.G5]/[.E5]" office:value-type="percentage" office:value="-0.00435896680705672" calcext:value-type="percentage">
            <text:p>-0,44%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UD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table:style-name="ce3" office:value-type="float" office:value="2183742000" calcext:value-type="float">
            <text:p>2.183.742.000</text:p>
          </table:table-cell>
          <table:table-cell table:style-name="ce3" office:value-type="float" office:value="4367484" calcext:value-type="float">
            <text:p>4.367.484</text:p>
          </table:table-cell>
          <table:table-cell table:style-name="ce3" office:value-type="float" office:value="212350600" calcext:value-type="float">
            <text:p>212.350.600</text:p>
          </table:table-cell>
          <table:table-cell table:style-name="ce3" office:value-type="float" office:value="4247012" calcext:value-type="float">
            <text:p>4.247.012</text:p>
          </table:table-cell>
          <table:table-cell office:value-type="string" calcext:value-type="string">
            <text:p>873,497Mbits/s</text:p>
          </table:table-cell>
          <table:table-cell office:value-type="float" office:value="218374" calcext:value-type="float">
            <text:p>218.374</text:p>
          </table:table-cell>
          <table:table-cell table:formula="of:=[.E13]-[.G13]" office:value-type="float" office:value="-1" calcext:value-type="float">
            <text:p>-1</text:p>
          </table:table-cell>
          <table:table-cell table:formula="of:=1 - [.G6]/[.E6]" office:value-type="percentage" office:value="0.0275838446116803" calcext:value-type="percentage">
            <text:p>2,76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214390000" calcext:value-type="float">
            <text:p>214.390.000</text:p>
          </table:table-cell>
          <table:table-cell office:value-type="float" office:value="428780" calcext:value-type="float">
            <text:p>428.780</text:p>
          </table:table-cell>
          <table:table-cell office:value-type="float" office:value="82875000" calcext:value-type="float">
            <text:p>82.875.000</text:p>
          </table:table-cell>
          <table:table-cell office:value-type="float" office:value="165750" calcext:value-type="float">
            <text:p>165.750</text:p>
          </table:table-cell>
          <table:table-cell office:value-type="string" calcext:value-type="string">
            <text:p>85,756Mbits/s</text:p>
          </table:table-cell>
          <table:table-cell office:value-type="float" office:value="21439" calcext:value-type="float">
            <text:p>21.439</text:p>
          </table:table-cell>
          <table:table-cell table:formula="of:=[.E7]-[.G7]" office:value-type="float" office:value="263030" calcext:value-type="float">
            <text:p>263.030</text:p>
          </table:table-cell>
          <table:table-cell table:formula="of:=1 - [.G7]/[.E7]" office:value-type="percentage" office:value="0.613438126778301" calcext:value-type="percentage">
            <text:p>61,34%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office:value-type="float" office:value="211908200" calcext:value-type="float">
            <text:p>211.908.200</text:p>
          </table:table-cell>
          <table:table-cell office:value-type="float" office:value="4238164" calcext:value-type="float">
            <text:p>4.238.164</text:p>
          </table:table-cell>
          <table:table-cell office:value-type="float" office:value="1964610500" calcext:value-type="float">
            <text:p>1.964.610.500</text:p>
          </table:table-cell>
          <table:table-cell office:value-type="float" office:value="3929221" calcext:value-type="float">
            <text:p>3.929.221</text:p>
          </table:table-cell>
          <table:table-cell office:value-type="string" calcext:value-type="string">
            <text:p>847,633Mbits/s</text:p>
          </table:table-cell>
          <table:table-cell office:value-type="float" office:value="211908" calcext:value-type="float">
            <text:p>211.908</text:p>
          </table:table-cell>
          <table:table-cell table:formula="of:=[.E8]-[.G8]" office:value-type="float" office:value="308943" calcext:value-type="float">
            <text:p>308.943</text:p>
          </table:table-cell>
          <table:table-cell table:formula="of:=1 - [.G8]/[.E8]" office:value-type="percentage" office:value="0.0728954802126581" calcext:value-type="percentage">
            <text:p>7,29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170632000" calcext:value-type="float">
            <text:p>170.632.000</text:p>
          </table:table-cell>
          <table:table-cell office:value-type="float" office:value="341264" calcext:value-type="float">
            <text:p>341.264</text:p>
          </table:table-cell>
          <table:table-cell office:value-type="float" office:value="149567000" calcext:value-type="float">
            <text:p>149.567.000</text:p>
          </table:table-cell>
          <table:table-cell office:value-type="float" office:value="299134" calcext:value-type="float">
            <text:p>299.134</text:p>
          </table:table-cell>
          <table:table-cell office:value-type="string" calcext:value-type="string">
            <text:p>68,253Mbits/s</text:p>
          </table:table-cell>
          <table:table-cell office:value-type="float" office:value="17063" calcext:value-type="float">
            <text:p>17.063</text:p>
          </table:table-cell>
          <table:table-cell table:formula="of:=[.E9]-[.G9]" office:value-type="float" office:value="42130" calcext:value-type="float">
            <text:p>42.130</text:p>
          </table:table-cell>
          <table:table-cell table:formula="of:=1 - [.G9]/[.E9]" office:value-type="percentage" office:value="0.123452810727179" calcext:value-type="percentage">
            <text:p>12,35%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3" table:number-rows-spanned="1">
            <text:p>EXECUÇÃO 2 (30/11/2023)</text:p>
          </table:table-cell>
          <table:covered-table-cell table:number-columns-repeated="2"/>
          <table:table-cell table:number-columns-spanned="7" table:number-rows-spanned="1"/>
          <table:covered-table-cell table:number-columns-repeated="5"/>
          <table:covered-table-cell table:formula="of:=[.E10]-[.G10]" office:value-type="float" office:value="0" calcext:value-type="float">
            <text:p>0</text:p>
          </table:covered-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TC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office:value-type="float" office:value="1726880000" calcext:value-type="float">
            <text:p>1.726.880.000</text:p>
          </table:table-cell>
          <table:table-cell office:value-type="float" office:value="3453760" calcext:value-type="float">
            <text:p>3.453.760</text:p>
          </table:table-cell>
          <table:table-cell office:value-type="float" office:value="1727157500" calcext:value-type="float">
            <text:p>1.727.157.500</text:p>
          </table:table-cell>
          <table:table-cell office:value-type="float" office:value="3454315" calcext:value-type="float">
            <text:p>3.454.315</text:p>
          </table:table-cell>
          <table:table-cell office:value-type="string" calcext:value-type="string">
            <text:p>690,752Mbits/s</text:p>
          </table:table-cell>
          <table:table-cell office:value-type="float" office:value="172688" calcext:value-type="float">
            <text:p>172.688</text:p>
          </table:table-cell>
          <table:table-cell table:formula="of:=[.E11]-[.G11]" office:value-type="float" office:value="-555" calcext:value-type="float">
            <text:p>-555</text:p>
          </table:table-cell>
          <table:table-cell table:formula="of:=1 - [.G11]/[.E11]" office:value-type="percentage" office:value="-0.000160694431575958" calcext:value-type="percentage">
            <text:p>-0,02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93632000" calcext:value-type="float">
            <text:p>93.632.000</text:p>
          </table:table-cell>
          <table:table-cell office:value-type="float" office:value="187264" calcext:value-type="float">
            <text:p>187.264</text:p>
          </table:table-cell>
          <table:table-cell office:value-type="float" office:value="94971500" calcext:value-type="float">
            <text:p>94.971.500</text:p>
          </table:table-cell>
          <table:table-cell office:value-type="float" office:value="189943" calcext:value-type="float">
            <text:p>189.943</text:p>
          </table:table-cell>
          <table:table-cell office:value-type="string" calcext:value-type="string">
            <text:p>37,453Mbits/s</text:p>
          </table:table-cell>
          <table:table-cell office:value-type="float" office:value="9363" calcext:value-type="float">
            <text:p>9.363</text:p>
          </table:table-cell>
          <table:table-cell table:formula="of:=[.E12]-[.G12]" office:value-type="float" office:value="-2679" calcext:value-type="float">
            <text:p>-2.679</text:p>
          </table:table-cell>
          <table:table-cell table:formula="of:=1 - [.G12]/[.E12]" office:value-type="percentage" office:value="-0.0143060064935066" calcext:value-type="percentage">
            <text:p>-1,43%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office:value-type="float" office:value="1039870000" calcext:value-type="float">
            <text:p>1.039.870.000</text:p>
          </table:table-cell>
          <table:table-cell office:value-type="float" office:value="2079740" calcext:value-type="float">
            <text:p>2.079.740</text:p>
          </table:table-cell>
          <table:table-cell office:value-type="float" office:value="1039870500" calcext:value-type="float">
            <text:p>1.039.870.500</text:p>
          </table:table-cell>
          <table:table-cell office:value-type="float" office:value="2079741" calcext:value-type="float">
            <text:p>2.079.741</text:p>
          </table:table-cell>
          <table:table-cell office:value-type="string" calcext:value-type="string">
            <text:p>415,948Mbits/s</text:p>
          </table:table-cell>
          <table:table-cell office:value-type="float" office:value="103987" calcext:value-type="float">
            <text:p>103.987</text:p>
          </table:table-cell>
          <table:table-cell table:formula="of:=[.E13]-[.G13]" office:value-type="float" office:value="-1" calcext:value-type="float">
            <text:p>-1</text:p>
          </table:table-cell>
          <table:table-cell table:formula="of:=1 - [.G13]/[.E13]" office:value-type="percentage" office:value="-0.00000048082933434834" calcext:value-type="percentage">
            <text:p>0,00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169892000" calcext:value-type="float">
            <text:p>169.892.000</text:p>
          </table:table-cell>
          <table:table-cell office:value-type="float" office:value="339784" calcext:value-type="float">
            <text:p>339.784</text:p>
          </table:table-cell>
          <table:table-cell office:value-type="float" office:value="170505000" calcext:value-type="float">
            <text:p>170.505.000</text:p>
          </table:table-cell>
          <table:table-cell office:value-type="float" office:value="341010" calcext:value-type="float">
            <text:p>341.010</text:p>
          </table:table-cell>
          <table:table-cell office:value-type="string" calcext:value-type="string">
            <text:p>67,957Mbits/s</text:p>
          </table:table-cell>
          <table:table-cell office:value-type="float" office:value="16898" calcext:value-type="float">
            <text:p>16.898</text:p>
          </table:table-cell>
          <table:table-cell table:formula="of:=[.E14]-[.G14]" office:value-type="float" office:value="-1226" calcext:value-type="float">
            <text:p>-1.226</text:p>
          </table:table-cell>
          <table:table-cell table:formula="of:=1 - [.G14]/[.E14]" office:value-type="percentage" office:value="-0.00360817460504315" calcext:value-type="percentage">
            <text:p>-0,36%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UD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office:value-type="float" office:value="2178154000" calcext:value-type="float">
            <text:p>2.178.154.000</text:p>
          </table:table-cell>
          <table:table-cell office:value-type="float" office:value="4356308" calcext:value-type="float">
            <text:p>4.356.308</text:p>
          </table:table-cell>
          <table:table-cell office:value-type="float" office:value="2011698500" calcext:value-type="float">
            <text:p>2.011.698.500</text:p>
          </table:table-cell>
          <table:table-cell office:value-type="float" office:value="4023397" calcext:value-type="float">
            <text:p>4.023.397</text:p>
          </table:table-cell>
          <table:table-cell office:value-type="string" calcext:value-type="string">
            <text:p>871,262Mbits/s</text:p>
          </table:table-cell>
          <table:table-cell office:value-type="float" office:value="217815" calcext:value-type="float">
            <text:p>217.815</text:p>
          </table:table-cell>
          <table:table-cell table:formula="of:=[.E15]-[.G15]" office:value-type="float" office:value="332911" calcext:value-type="float">
            <text:p>332.911</text:p>
          </table:table-cell>
          <table:table-cell table:formula="of:=1 - [.G15]/[.E15]" office:value-type="percentage" office:value="0.0764204459372477" calcext:value-type="percentage">
            <text:p>7,64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175862000" calcext:value-type="float">
            <text:p>175.862.000</text:p>
          </table:table-cell>
          <table:table-cell office:value-type="float" office:value="351724" calcext:value-type="float">
            <text:p>351.724</text:p>
          </table:table-cell>
          <table:table-cell office:value-type="float" office:value="61470500" calcext:value-type="float">
            <text:p>61.470.500</text:p>
          </table:table-cell>
          <table:table-cell office:value-type="float" office:value="122941" calcext:value-type="float">
            <text:p>122.941</text:p>
          </table:table-cell>
          <table:table-cell office:value-type="string" calcext:value-type="string">
            <text:p>70,345Mbits/s</text:p>
          </table:table-cell>
          <table:table-cell office:value-type="float" office:value="17586" calcext:value-type="float">
            <text:p>17.586</text:p>
          </table:table-cell>
          <table:table-cell table:formula="of:=[.E16]-[.G16]" office:value-type="float" office:value="228783" calcext:value-type="float">
            <text:p>228.783</text:p>
          </table:table-cell>
          <table:table-cell table:formula="of:=1 - [.G16]/[.E16]" office:value-type="percentage" office:value="0.650461725671265" calcext:value-type="percentage">
            <text:p>65,05%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office:value-type="float" office:value="2121316000" calcext:value-type="float">
            <text:p>2.121.316.000</text:p>
          </table:table-cell>
          <table:table-cell office:value-type="float" office:value="4242632" calcext:value-type="float">
            <text:p>4.242.632</text:p>
          </table:table-cell>
          <table:table-cell office:value-type="float" office:value="2066674000" calcext:value-type="float">
            <text:p>2.066.674.000</text:p>
          </table:table-cell>
          <table:table-cell office:value-type="float" office:value="4133348" calcext:value-type="float">
            <text:p>4.133.348</text:p>
          </table:table-cell>
          <table:table-cell office:value-type="string" calcext:value-type="string">
            <text:p>848,526Mbits/s</text:p>
          </table:table-cell>
          <table:table-cell office:value-type="float" office:value="212131" calcext:value-type="float">
            <text:p>212.131</text:p>
          </table:table-cell>
          <table:table-cell table:formula="of:=[.E17]-[.G17]" office:value-type="float" office:value="109284" calcext:value-type="float">
            <text:p>109.284</text:p>
          </table:table-cell>
          <table:table-cell table:formula="of:=1 - [.G17]/[.E17]" office:value-type="percentage" office:value="0.0257585385675684" calcext:value-type="percentage">
            <text:p>2,58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190624000" calcext:value-type="float">
            <text:p>190.624.000</text:p>
          </table:table-cell>
          <table:table-cell office:value-type="float" office:value="381248" calcext:value-type="float">
            <text:p>381.248</text:p>
          </table:table-cell>
          <table:table-cell office:value-type="float" office:value="171321500" calcext:value-type="float">
            <text:p>171.321.500</text:p>
          </table:table-cell>
          <table:table-cell office:value-type="float" office:value="342643" calcext:value-type="float">
            <text:p>342.643</text:p>
          </table:table-cell>
          <table:table-cell office:value-type="string" calcext:value-type="string">
            <text:p>76,250Mbits/s</text:p>
          </table:table-cell>
          <table:table-cell office:value-type="float" office:value="19062" calcext:value-type="float">
            <text:p>19.062</text:p>
          </table:table-cell>
          <table:table-cell table:formula="of:=[.E18]-[.G18]" office:value-type="float" office:value="38605" calcext:value-type="float">
            <text:p>38.605</text:p>
          </table:table-cell>
          <table:table-cell table:formula="of:=1 - [.G18]/[.E18]" office:value-type="percentage" office:value="0.101259547591069" calcext:value-type="percentage">
            <text:p>10,13%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3" table:number-rows-spanned="1">
            <text:p>EXECUÇÃO 3 (30/11/2023)</text:p>
          </table:table-cell>
          <table:covered-table-cell table:number-columns-repeated="2"/>
          <table:table-cell table:number-columns-spanned="7" table:number-rows-spanned="1"/>
          <table:covered-table-cell table:number-columns-repeated="5"/>
          <table:covered-table-cell table:formula="of:=[.E19]-[.G19]" office:value-type="float" office:value="0" calcext:value-type="float">
            <text:p>0</text:p>
          </table:covered-table-cell>
          <table:table-cell table:number-columns-repeated="1014"/>
        </table:table-row>
        <table:table-row table:style-name="ro1">
          <table:table-cell office:value-type="string" calcext:value-type="string" table:number-columns-spanned="1" table:number-rows-spanned="4">
            <text:p>TC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office:value-type="float" office:value="1719930000" calcext:value-type="float">
            <text:p>1.719.930.000</text:p>
          </table:table-cell>
          <table:table-cell office:value-type="float" office:value="3439860" calcext:value-type="float">
            <text:p>3.439.860</text:p>
          </table:table-cell>
          <table:table-cell office:value-type="float" office:value="1720689000" calcext:value-type="float">
            <text:p>1.720.689.000</text:p>
          </table:table-cell>
          <table:table-cell office:value-type="float" office:value="3441378" calcext:value-type="float">
            <text:p>3.441.378</text:p>
          </table:table-cell>
          <table:table-cell office:value-type="string" calcext:value-type="string">
            <text:p>687,972Mbits/s</text:p>
          </table:table-cell>
          <table:table-cell office:value-type="float" office:value="171993" calcext:value-type="float">
            <text:p>171.993</text:p>
          </table:table-cell>
          <table:table-cell table:formula="of:=[.E20]-[.G20]" office:value-type="float" office:value="-1518" calcext:value-type="float">
            <text:p>-1.518</text:p>
          </table:table-cell>
          <table:table-cell table:formula="of:=1 - [.G20]/[.E20]" office:value-type="percentage" office:value="-0.000441297029530219" calcext:value-type="percentage">
            <text:p>-0,04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101782000" calcext:value-type="float">
            <text:p>101.782.000</text:p>
          </table:table-cell>
          <table:table-cell office:value-type="float" office:value="203564" calcext:value-type="float">
            <text:p>203.564</text:p>
          </table:table-cell>
          <table:table-cell office:value-type="float" office:value="102984500" calcext:value-type="float">
            <text:p>102.984.500</text:p>
          </table:table-cell>
          <table:table-cell office:value-type="float" office:value="205969" calcext:value-type="float">
            <text:p>205.969</text:p>
          </table:table-cell>
          <table:table-cell office:value-type="string" calcext:value-type="string">
            <text:p>40,713Mbits/s</text:p>
          </table:table-cell>
          <table:table-cell office:value-type="float" office:value="10178" calcext:value-type="float">
            <text:p>10.178</text:p>
          </table:table-cell>
          <table:table-cell table:formula="of:=[.E21]-[.G21]" office:value-type="float" office:value="-2405" calcext:value-type="float">
            <text:p>-2.405</text:p>
          </table:table-cell>
          <table:table-cell table:formula="of:=1 - [.G21]/[.E21]" office:value-type="percentage" office:value="-0.0118144662121005" calcext:value-type="percentage">
            <text:p>-1,18%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office:value-type="float" office:value="992676000" calcext:value-type="float">
            <text:p>992.676.000</text:p>
          </table:table-cell>
          <table:table-cell office:value-type="float" office:value="1985352" calcext:value-type="float">
            <text:p>1.985.352</text:p>
          </table:table-cell>
          <table:table-cell office:value-type="float" office:value="992676500" calcext:value-type="float">
            <text:p>992.676.500</text:p>
          </table:table-cell>
          <table:table-cell office:value-type="float" office:value="1985353" calcext:value-type="float">
            <text:p>1.985.353</text:p>
          </table:table-cell>
          <table:table-cell office:value-type="string" calcext:value-type="string">
            <text:p>397,071Mbits/s</text:p>
          </table:table-cell>
          <table:table-cell office:value-type="float" office:value="99267" calcext:value-type="float">
            <text:p>99.267</text:p>
          </table:table-cell>
          <table:table-cell table:formula="of:=[.E22]-[.G22]" office:value-type="float" office:value="-1" calcext:value-type="float">
            <text:p>-1</text:p>
          </table:table-cell>
          <table:table-cell table:formula="of:=1 - [.G22]/[.E22]" office:value-type="percentage" office:value="-0.00000050368901827191" calcext:value-type="percentage">
            <text:p>0,00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185632000" calcext:value-type="float">
            <text:p>185.632.000</text:p>
          </table:table-cell>
          <table:table-cell office:value-type="float" office:value="371264" calcext:value-type="float">
            <text:p>371.264</text:p>
          </table:table-cell>
          <table:table-cell office:value-type="float" office:value="186329500" calcext:value-type="float">
            <text:p>186.329.500</text:p>
          </table:table-cell>
          <table:table-cell office:value-type="float" office:value="372659" calcext:value-type="float">
            <text:p>372.659</text:p>
          </table:table-cell>
          <table:table-cell office:value-type="string" calcext:value-type="string">
            <text:p>74,253Mbits/s</text:p>
          </table:table-cell>
          <table:table-cell office:value-type="float" office:value="18563" calcext:value-type="float">
            <text:p>18.563</text:p>
          </table:table-cell>
          <table:table-cell table:formula="of:=[.E23]-[.G23]" office:value-type="float" office:value="-1395" calcext:value-type="float">
            <text:p>-1.395</text:p>
          </table:table-cell>
          <table:table-cell table:formula="of:=1 - [.G23]/[.E23]" office:value-type="percentage" office:value="-0.00375743406309259" calcext:value-type="percentage">
            <text:p>-0,38%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4">
            <text:p>UDP</text:p>
          </table:table-cell>
          <table:table-cell office:value-type="string" calcext:value-type="string" table:number-columns-spanned="1" table:number-rows-spanned="2">
            <text:p>A → B</text:p>
          </table:table-cell>
          <table:table-cell office:value-type="string" calcext:value-type="string">
            <text:p>Cabeado</text:p>
          </table:table-cell>
          <table:table-cell office:value-type="float" office:value="2184358000" calcext:value-type="float">
            <text:p>2.184.358.000</text:p>
          </table:table-cell>
          <table:table-cell office:value-type="float" office:value="4368716" calcext:value-type="float">
            <text:p>4.368.716</text:p>
          </table:table-cell>
          <table:table-cell office:value-type="float" office:value="2099460000" calcext:value-type="float">
            <text:p>2.099.460.000</text:p>
          </table:table-cell>
          <table:table-cell office:value-type="float" office:value="4198920" calcext:value-type="float">
            <text:p>4.198.920</text:p>
          </table:table-cell>
          <table:table-cell office:value-type="string" calcext:value-type="string">
            <text:p>873,743Mbits/s</text:p>
          </table:table-cell>
          <table:table-cell office:value-type="float" office:value="218435" calcext:value-type="float">
            <text:p>218.435</text:p>
          </table:table-cell>
          <table:table-cell table:formula="of:=[.E24]-[.G24]" office:value-type="float" office:value="169796" calcext:value-type="float">
            <text:p>169.796</text:p>
          </table:table-cell>
          <table:table-cell table:formula="of:=1 - [.G24]/[.E24]" office:value-type="percentage" office:value="0.0388663396750899" calcext:value-type="percentage">
            <text:p>3,89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185374000" calcext:value-type="float">
            <text:p>185.374.000</text:p>
          </table:table-cell>
          <table:table-cell office:value-type="float" office:value="370748" calcext:value-type="float">
            <text:p>370.748</text:p>
          </table:table-cell>
          <table:table-cell office:value-type="float" office:value="54145000" calcext:value-type="float">
            <text:p>54.145.000</text:p>
          </table:table-cell>
          <table:table-cell office:value-type="float" office:value="108290" calcext:value-type="float">
            <text:p>108.290</text:p>
          </table:table-cell>
          <table:table-cell office:value-type="string" calcext:value-type="string">
            <text:p>74,150Mbits/s</text:p>
          </table:table-cell>
          <table:table-cell office:value-type="float" office:value="18537" calcext:value-type="float">
            <text:p>18.537</text:p>
          </table:table-cell>
          <table:table-cell table:formula="of:=[.E25]-[.G25]" office:value-type="float" office:value="262458" calcext:value-type="float">
            <text:p>262.458</text:p>
          </table:table-cell>
          <table:table-cell table:formula="of:=1 - [.G25]/[.E25]" office:value-type="percentage" office:value="0.707914810059663" calcext:value-type="percentage">
            <text:p>70,79%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B → A</text:p>
          </table:table-cell>
          <table:table-cell office:value-type="string" calcext:value-type="string">
            <text:p>Cabeado</text:p>
          </table:table-cell>
          <table:table-cell office:value-type="float" office:value="2120368000" calcext:value-type="float">
            <text:p>2.120.368.000</text:p>
          </table:table-cell>
          <table:table-cell office:value-type="float" office:value="4240736" calcext:value-type="float">
            <text:p>4.240.736</text:p>
          </table:table-cell>
          <table:table-cell office:value-type="float" office:value="1989332500" calcext:value-type="float">
            <text:p>1.989.332.500</text:p>
          </table:table-cell>
          <table:table-cell office:value-type="float" office:value="3978665" calcext:value-type="float">
            <text:p>3.978.665</text:p>
          </table:table-cell>
          <table:table-cell office:value-type="string" calcext:value-type="string">
            <text:p>848,147Mbits/s</text:p>
          </table:table-cell>
          <table:table-cell office:value-type="float" office:value="212036" calcext:value-type="float">
            <text:p>212.036</text:p>
          </table:table-cell>
          <table:table-cell table:formula="of:=[.E26]-[.G26]" office:value-type="float" office:value="262071" calcext:value-type="float">
            <text:p>262.071</text:p>
          </table:table-cell>
          <table:table-cell table:formula="of:=1 - [.G26]/[.E26]" office:value-type="percentage" office:value="0.0617984708314783" calcext:value-type="percentage">
            <text:p>6,18%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m fio</text:p>
          </table:table-cell>
          <table:table-cell office:value-type="float" office:value="181132000" calcext:value-type="float">
            <text:p>181.132.000</text:p>
          </table:table-cell>
          <table:table-cell office:value-type="float" office:value="362264" calcext:value-type="float">
            <text:p>362.264</text:p>
          </table:table-cell>
          <table:table-cell office:value-type="float" office:value="160695500" calcext:value-type="float">
            <text:p>160.695.500</text:p>
          </table:table-cell>
          <table:table-cell office:value-type="float" office:value="321391" calcext:value-type="float">
            <text:p>321.391</text:p>
          </table:table-cell>
          <table:table-cell office:value-type="string" calcext:value-type="string">
            <text:p>72,453Mbits/s</text:p>
          </table:table-cell>
          <table:table-cell office:value-type="float" office:value="18113" calcext:value-type="float">
            <text:p>18.113</text:p>
          </table:table-cell>
          <table:table-cell table:formula="of:=[.E27]-[.G27]" office:value-type="float" office:value="40873" calcext:value-type="float">
            <text:p>40.873</text:p>
          </table:table-cell>
          <table:table-cell table:formula="of:=1 - [.G27]/[.E27]" office:value-type="percentage" office:value="0.112826557427732" calcext:value-type="percentage">
            <text:p>11,28%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8:20:12.220340135</meta:creation-date>
    <dc:date>2023-11-30T16:37:01.320693058</dc:date>
    <meta:editing-duration>PT33M36S</meta:editing-duration>
    <meta:editing-cycles>8</meta:editing-cycles>
    <meta:generator>LibreOffice/7.3.7.2$Linux_X86_64 LibreOffice_project/30$Build-2</meta:generator>
    <meta:document-statistic meta:table-count="1" meta:cell-count="247" meta:object-count="0"/>
  </office:meta>
</office:document-meta>
</file>